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AA000000F2DDB2618B.svm" manifest:media-type=""/>
  <manifest:file-entry manifest:full-path="Pictures/200000010000027F000000FA20A5BD90.svm" manifest:media-type=""/>
  <manifest:file-entry manifest:full-path="Pictures/200000010000018A0000013142804D21.svm" manifest:media-type=""/>
  <manifest:file-entry manifest:full-path="Pictures/200000010000017D00000142CF7A6707.svm" manifest:media-type=""/>
  <manifest:file-entry manifest:full-path="Pictures/200000010000024800000131BE4173A2.svm" manifest:media-type=""/>
  <manifest:file-entry manifest:full-path="Pictures/10000000000000200000002000309F1C.png" manifest:media-type="image/png"/>
  <manifest:file-entry manifest:full-path="Pictures/200000010000018500000142AEA88071.svm" manifest:media-type=""/>
  <manifest:file-entry manifest:full-path="Pictures/200000010000027F000000FA48B91832.svm" manifest:media-type=""/>
  <manifest:file-entry manifest:full-path="Pictures/20000001000000FE000000FA28DF3A34.svm" manifest:media-type=""/>
  <manifest:file-entry manifest:full-path="Pictures/20000002000000D5000000FEDC8785A5.eps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\SI{12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0" style:family="graphic" style:parent-style-name="standard">
      <style:graphic-properties TexMathsArgs="12§display§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SI{18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0pt" style:font-size-asian="10pt" style:font-size-complex="10pt"/>
    </style:style>
    <style:style style:name="P3" style:family="paragraph">
      <style:text-properties fo:font-family="'XB Tabriz'" style:font-pitch="variable"/>
    </style:style>
    <style:style style:name="P4" style:family="paragraph">
      <style:paragraph-properties fo:text-align="center"/>
      <style:text-properties fo:font-family="'XB Tabriz'" style:font-pitch="variable"/>
    </style:style>
    <style:style style:name="T1" style:family="text">
      <style:text-properties fo:font-family="'XB Tabriz'" style:font-pitch="variable" fo:font-size="10pt" style:font-size-asian="10pt" style:font-size-complex="10pt"/>
    </style:style>
    <style:style style:name="T2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2.98cm" svg:height="3.555cm" svg:x="4.894cm" svg:y="0.609cm">
          <draw:image xlink:href="Pictures/20000002000000D5000000FEDC8785A5.eps" xlink:type="simple" xlink:show="embed" xlink:actuate="onLoad">
            <text:p/>
          </draw:image>
        </draw:frame>
        <draw:frame draw:style-name="gr2" draw:text-style-name="P1" draw:layer="layout" svg:width="0.766cm" svg:height="0.299cm" svg:x="4.797cm" svg:y="0.569cm">
          <draw:image xlink:href="Pictures/200000010000027F000000FA20A5BD90.svm" xlink:type="simple" xlink:show="embed" xlink:actuate="onLoad">
            <text:p/>
          </draw:image>
        </draw:frame>
        <draw:frame draw:style-name="gr3" draw:text-style-name="P1" draw:layer="layout" svg:width="0.304cm" svg:height="0.299cm" svg:x="4.041cm" svg:y="1.146cm">
          <draw:image xlink:href="Pictures/20000001000000FE000000FA28DF3A34.svm" xlink:type="simple" xlink:show="embed" xlink:actuate="onLoad">
            <text:p/>
          </draw:image>
        </draw:frame>
        <draw:frame draw:style-name="gr4" draw:text-style-name="P2" draw:layer="layout" svg:width="1.133cm" svg:height="0.802cm" svg:x="4.072cm" svg:y="1.129cm">
          <draw:text-box>
            <text:p><text:span text:style-name="T1">حوالہ</text:span></text:p>
          </draw:text-box>
        </draw:frame>
        <draw:frame draw:style-name="gr3" draw:text-style-name="P1" draw:layer="layout" svg:width="0.304cm" svg:height="0.299cm" svg:x="7.398cm" svg:y="1.188cm">
          <draw:image xlink:href="Pictures/20000001000000FE000000FA28DF3A34.svm" xlink:type="simple" xlink:show="embed" xlink:actuate="onLoad">
            <text:p/>
          </draw:image>
        </draw:frame>
        <draw:frame draw:style-name="gr4" draw:text-style-name="P2" draw:layer="layout" svg:width="0.803cm" svg:height="0.802cm" svg:x="7.429cm" svg:y="1.171cm">
          <draw:text-box>
            <text:p><text:span text:style-name="T1">بار</text:span></text:p>
          </draw:text-box>
        </draw:frame>
        <draw:frame draw:style-name="gr5" draw:text-style-name="P1" draw:layer="layout" svg:width="0.472cm" svg:height="0.365cm" svg:x="7.92cm" svg:y="2.137cm">
          <draw:image xlink:href="Pictures/200000010000018A0000013142804D21.svm" xlink:type="simple" xlink:show="embed" xlink:actuate="onLoad">
            <text:p/>
          </draw:image>
        </draw:frame>
        <draw:frame draw:style-name="gr6" draw:text-style-name="P1" draw:layer="layout" svg:width="0.456cm" svg:height="0.385cm" svg:x="4.571cm" svg:y="2.735cm">
          <draw:image xlink:href="Pictures/200000010000017D00000142CF7A6707.svm" xlink:type="simple" xlink:show="embed" xlink:actuate="onLoad">
            <text:p/>
          </draw:image>
        </draw:frame>
        <draw:frame draw:style-name="gr7" draw:text-style-name="P1" draw:layer="layout" svg:width="0.466cm" svg:height="0.385cm" svg:x="7.315cm" svg:y="2.735cm">
          <draw:image xlink:href="Pictures/200000010000018500000142AEA88071.svm" xlink:type="simple" xlink:show="embed" xlink:actuate="onLoad">
            <text:p/>
          </draw:image>
        </draw:frame>
        <draw:frame draw:style-name="gr8" draw:text-style-name="P1" draw:layer="layout" svg:width="0.7cm" svg:height="0.365cm" svg:x="5.826cm" svg:y="3.153cm">
          <draw:image xlink:href="Pictures/200000010000024800000131BE4173A2.svm" xlink:type="simple" xlink:show="embed" xlink:actuate="onLoad">
            <text:p/>
          </draw:image>
        </draw:frame>
        <draw:frame draw:style-name="gr4" draw:text-style-name="P3" draw:layer="layout" svg:width="0.731cm" svg:height="0.911cm" svg:x="5.859cm" svg:y="3.171cm">
          <draw:text-box>
            <text:p><text:span text:style-name="T2">-</text:span></text:p>
          </draw:text-box>
        </draw:frame>
        <draw:frame draw:style-name="gr4" draw:text-style-name="P3" draw:layer="layout" svg:width="0.731cm" svg:height="0.911cm" svg:x="5.859cm" svg:y="2.602cm">
          <draw:text-box>
            <text:p><text:span text:style-name="T2">+</text:span></text:p>
          </draw:text-box>
        </draw:frame>
        <draw:line draw:style-name="gr9" draw:text-style-name="P4" draw:layer="layout" svg:x1="4.527cm" svg:y1="1.9cm" svg:x2="4.527cm" svg:y2="2.326cm">
          <text:p/>
        </draw:line>
        <draw:frame draw:style-name="gr10" draw:text-style-name="P1" draw:layer="layout" svg:width="0.203cm" svg:height="0.289cm" svg:x="3.658cm" svg:y="1.922cm">
          <draw:image xlink:href="Pictures/20000001000000AA000000F2DDB2618B.svm" xlink:type="simple" xlink:show="embed" xlink:actuate="onLoad">
            <text:p/>
          </draw:image>
        </draw:frame>
        <draw:frame draw:style-name="gr4" draw:text-style-name="P2" draw:layer="layout" svg:width="1.133cm" svg:height="0.802cm" svg:x="3.53cm" svg:y="1.901cm">
          <draw:text-box>
            <text:p><text:span text:style-name="T1">حوالہ</text:span></text:p>
          </draw:text-box>
        </draw:frame>
        <draw:line draw:style-name="gr9" draw:text-style-name="P4" draw:layer="layout" svg:x1="8.259cm" svg:y1="1.219cm" svg:x2="8.259cm" svg:y2="1.645cm">
          <text:p/>
        </draw:line>
        <draw:frame draw:style-name="gr10" draw:text-style-name="P1" draw:layer="layout" svg:width="0.203cm" svg:height="0.289cm" svg:x="8.427cm" svg:y="1.204cm">
          <draw:image xlink:href="Pictures/20000001000000AA000000F2DDB2618B.svm" xlink:type="simple" xlink:show="embed" xlink:actuate="onLoad">
            <text:p/>
          </draw:image>
        </draw:frame>
        <draw:frame draw:style-name="gr4" draw:text-style-name="P2" draw:layer="layout" svg:width="1.23cm" svg:height="0.802cm" svg:x="8.262cm" svg:y="1.109cm">
          <draw:text-box>
            <text:p><text:span text:style-name="T1">عکس</text:span></text:p>
          </draw:text-box>
        </draw:frame>
        <draw:frame draw:style-name="gr11" draw:text-style-name="P1" draw:layer="layout" svg:width="0.766cm" svg:height="0.299cm" svg:x="6.822cm" svg:y="0.298cm">
          <draw:image xlink:href="Pictures/200000010000027F000000FA48B9183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25T14:41:44</meta:creation-date>
    <meta:editing-duration>PT9M8S</meta:editing-duration>
    <meta:editing-cycles>4</meta:editing-cycles>
    <meta:generator>LibreOffice/3.3$Linux LibreOffice_project/330m19$Build-401</meta:generator>
    <dc:title>kkkFigures</dc:title>
    <meta:initial-creator>kkk </meta:initial-creator>
    <dc:date>2014-07-26T13:54:09</dc:date>
    <dc:creator>kkk </dc:creator>
    <meta:document-statistic meta:object-count="19"/>
    <meta:template xlink:type="simple" xlink:actuate="onRequest" xlink:title="kkkFigures" xlink:href="../../../../../.libreoffice/3/user/template/kkkFigures.otg" meta:date="2014-07-25T14:41:43"/>
  </office:meta>
</office:document-meta>
</file>